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  <style:text-properties fo:font-variant="normal" fo:text-transform="none" fo:color="#000000" style:text-line-through-style="none" style:text-line-through-type="none" style:font-name="Sans" fo:font-size="10pt" fo:font-style="normal" style:text-underline-style="none" fo:font-weight="normal" style:text-blinking="false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inherit" fo:font-style="italic"/>
    </style:style>
    <style:style style:name="T1" style:family="text">
      <style:text-properties style:font-name="inherit"/>
    </style:style>
    <style:style style:name="T2" style:family="text">
      <style:text-properties style:font-name="inheri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39.774213862</dc:date><text:p>HTML: &lt;meta name="created" content="2018-05-01T18:56:46.696367554"&gt;</text:p></office:annotation><office:annotation><dc:date>2018-05-27T22:20:39.774243334</dc:date><text:p>HTML: &lt;meta name="changed" content="2018-05-01T18:57:52.537245697"&gt;</text:p></office:annotation>ATE EU VIR BUSCA-LO OUTRA VEZ</text:p>
      <text:p text:style-name="P2"/>
      <text:p text:style-name="P2"><text:bookmark text:name="more"/><text:span text:style-name="T2">Emprestarei a vocês este filho querido </text:span><text:line-break/><text:span text:style-name="T2">por um tempo —</text:span> <text:span text:style-name="T2">nós o ouvimos dizer —, </text:span><text:line-break/><text:span text:style-name="T2">Para que o amem enquanto tiver vivido, </text:span><text:line-break/><text:span text:style-name="T2">e o chorem se vier a morrer.</text:span><text:line-break/><text:span text:style-name="T2"><text:line-break/>Talvez por dois anos, quatro, ou cinco até, </text:span><text:line-break/><text:span text:style-name="T2">ou quem sabe, ele chegue a vinte e três,</text:span><text:line-break/><text:span text:style-name="T2">Seja o que for, meu pedido agora é:</text:span><text:line-break/><text:span text:style-name="T2">'Podem cuidar dele até eu vir buscá-lo outra vez?'</text:span><text:line-break/><text:span text:style-name="T2"><text:line-break/>O seu jeito de ser lhes trará horas gostosas,</text:span><text:line-break/><text:span text:style-name="T2">e se sua estadia acaso mui breve for,</text:span><text:line-break/><text:span text:style-name="T2">Vocês ficarão com lembranças preciosas,</text:span><text:line-break/><text:span text:style-name="T2">como um consolo para a vossa intensa dor.</text:span><text:line-break/><text:span text:style-name="T2"><text:line-break/>Que ele ficará com vocês, não posso prometer,</text:span><text:line-break/><text:span text:style-name="T2">já que tudo, da terra, precisa voltar,</text:span><text:line-break/><text:span text:style-name="T2">Porém há lições para ele aí aprender,</text:span><text:line-break/><text:span text:style-name="T2">que de outro modo não iria assimilar.</text:span><text:line-break/><text:span text:style-name="T2"><text:line-break/>Eu procurei por todo o mundo, a buscar,</text:span><text:line-break/><text:span text:style-name="T2">pessoas aptas que pudessem ensiná-lo,</text:span><text:line-break/><text:span text:style-name="T2">E das multidões que estão na vida a caminhar,</text:span><text:line-break/><text:span text:style-name="T2">achei que só vocês podiam ajudá-lo.</text:span><text:line-break/><text:span text:style-name="T2"><text:line-break/>Será que poderiam dar a ele todo o amor,</text:span><text:line-break/><text:span text:style-name="T2">sem pensarem ser trabalho em vão,</text:span><text:line-break/><text:span text:style-name="T2">E nem se ressentirem contra mim quando eu for</text:span><text:line-break/><text:span text:style-name="T2">aí buscá-lo, para tê-lo comigo então?</text:span><text:line-break/><text:span text:style-name="T2"><text:line-break/>Creio ter ouvido de vocês a oração:</text:span><text:line-break/><text:span text:style-name="T2">"Amado Senhor, seja feito o Teu querer;</text:span><text:line-break/><text:span text:style-name="T2">Pelo gozo que este filho possa trazer então,</text:span><text:line-break/><text:span text:style-name="T2">correremos o risco de tal dor sofrer.</text:span><text:line-break/><text:span text:style-name="T2"><text:line-break/>O cobriremos de amor, terno e permanente;</text:span><text:line-break/><text:span text:style-name="T2">A ele vestiremos de carinho e bondade;</text:span><text:line-break/><text:span text:style-name="T2">E a Ti ficaremos gratos agora e eternamente,</text:span><text:line-break/><text:span text:style-name="T2">pois nos fizeste conhecer felicidade.</text:span><text:line-break/><text:span text:style-name="T2"><text:line-break/>E se chegar a hora que o quiseres chamar,</text:span><text:line-break/><text:span text:style-name="T2">antes até do que havíamos planejado,</text:span><text:line-break/><text:span text:style-name="T2">A dor que virá, procuraremos enfrentar,</text:span><text:line-break/><text:span text:style-name="T2">e compreender que isto foi o teu cuidado.</text:span></text:p>
      <text:p text:style-name="P3">[por Edgar Guest - tradução Mario Persona ]</text:p>
      <text:p text:style-name="P2"><text:span text:style-name="T1"><text:line-break/></text:span><text:span text:style-name="T2">"Porque agora vemos por espelho em enigma, mas então veremos face a face: agora conheço em parte, mas então conhecerei como também sou conhecido." </text:span><text:span text:style-name="T1">(</text:span><text:a xlink:type="simple" xlink:href="https://mysword.info/b?r=1Co_13:12" text:style-name="Internet_20_link" text:visited-style-name="Visited_20_Internet_20_Link"><text:span text:style-name="T1">1 </text:span></text:a><text:a xlink:type="simple" xlink:href="https://mysword.info/b?r=1Co_13:12" text:style-name="Internet_20_link" text:visited-style-name="Visited_20_Internet_20_Link"><text:span text:style-name="T1">Co 13:12</text:span></text:a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305" meta:character-count="1690" meta:non-whitespace-character-count="1375"/>
    <meta:generator>LibreOffice/5.1.6.2$Linux_X86_64 LibreOffice_project/10m0$Build-2</meta:generator>
  </office:meta>
</office:document-meta>
</file>